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182000006588F0927A8.svm"/>
  <manifest:file-entry manifest:media-type="" manifest:full-path="Pictures/200000070000120F000007DC53BEB4D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NimbusRomNo9L-Regu" svg:font-family="NimbusRomNo9L-Reg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>
      <style:text-properties fo:language="pt" fo:country="BR" fo:font-weight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text-properties style:font-name="Times New Roman" fo:font-size="12pt" style:font-name-asian="NimbusRomNo9L-Regu" style:font-size-asian="12pt" style:font-name-complex="NimbusRomNo9L-Regu" style:font-size-complex="12pt"/>
    </style:style>
    <style:style style:name="P6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NimbusRomNo9L-Regu" fo:font-size="11pt" style:font-name-asian="NimbusRomNo9L-Regu" style:font-size-asian="11pt" style:font-name-complex="NimbusRomNo9L-Regu" style:font-size-complex="11pt"/>
    </style:style>
    <style:style style:name="P8" style:family="paragraph" style:parent-style-name="Text_20_body">
      <style:paragraph-properties fo:margin-top="0cm" fo:margin-bottom="0.423cm"/>
      <style:text-properties fo:language="pt" fo:country="BR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Times New Roman"/>
    </style:style>
    <style:style style:name="T1" style:family="text">
      <style:text-properties fo:language="pt" fo:country="BR" fo:font-weight="bold"/>
    </style:style>
    <style:style style:name="T2" style:family="text">
      <style:text-properties fo:color="#000000"/>
    </style:style>
    <style:style style:name="T3" style:family="text">
      <style:text-properties style:font-name="NimbusRomNo9L-Regu" fo:font-size="11pt" style:font-name-asian="NimbusRomNo9L-Regu" style:font-size-asian="11pt" style:font-name-complex="NimbusRomNo9L-Regu" style:font-size-complex="11pt"/>
    </style:style>
    <style:style style:name="T4" style:family="text">
      <style:text-properties fo:font-size="11pt" style:font-name-asian="NimbusRomNo9L-Regu" style:font-size-asian="11pt" style:font-name-complex="NimbusRomNo9L-Regu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ista 5 - funções <text:span text:style-name="T2">(sala de aula - revisão)</text:span></text:p>
      <text:p text:style-name="P1">Assunto:</text:p>
      <text:p text:style-name="P1"><text:tab/>funções, passagem de parâmetro para funções, uso do switch, menu de opções</text:p>
      <text:p text:style-name="Text_20_body"><text:span text:style-name="T1">Resolver todos os exercícios utilizando funções. Fazer um programa principal (função main()) e do mesmo chamar as funções correspondentes aos exercícios. Listar os exercícios como opções a serem escolhidas pelo usuário. O programa principal permanecerá em execução até que seja escolhida a opção sair ou alguma equivalente.</text:span> <text:span text:style-name="T1">Cada um dos exercícios pode ser implementado por uma ou mais funções. Identificar quantas e quais as funções necessárias para cada exercício faz parte da resolução do mesmo.</text:span></text:p>
      <text:p text:style-name="P2"/>
      <text:p text:style-name="Standard">1) Fazer uma função para verificar se um número é quadrado perfeito. Um número é quadrado perfeito se pode ser obtido com a soma dos n primeiros números ímpares iniciando em 1. Por exemplo, 9, é quadrado perfeito porque a raiz quadrada é 3 ou porque 1 + 3 + 5 = 9 (soma dos n primeiros números ímpares inciando em 1). Essa função recebe como parâmetro um valor inteiro e retorna 's' se o núnero é um quadrado perfeito e 'n' caso não.</text:p>
      <text:p text:style-name="Standard">Usar essa função para (usar obrigatoriamente a mesma função):</text:p>
      <text:p text:style-name="Standard">a) Ler um número interiro informado pelo usuário é verificar se o mesmo é um quadrado perfeito. </text:p>
      <text:p text:style-name="Standard">b) Ler um número float informado pelo usuário e verificar se a parte inteira desse número é um quadrado perfeito.</text:p>
      <text:p text:style-name="Standard">c) Mostrar os números que são quadrados perfeitos de um intervalo, com os valores (limite superior e inferior) informados pelo usuário.</text:p>
      <text:p text:style-name="Standard"/>
      <text:p text:style-name="P3">2) Fazer uma função que verifica se um número é triangular. Um número é triangular quando resulta da soma dos seus n dígitos sucessivos, a partir de 1. Por exemplo: 10 é triangular porque resulta da soma de 1 + 2 + 3 + 4. O mesmo ocorre com 6, que resulta da soma de 1 + 2 + 3.</text:p>
      <text:p text:style-name="P3"/>
      <text:p text:style-name="P3">3) Fazer uma função que verifica se um número é retangular. Um número é retangular se ele pode ser obtido a partir da soma de uma sequência de números pares, inciando em 2. Por exemplo: 30 é retangular porque resulta da soma de 2 + 4 + 6 + 8 + 10.</text:p>
      <text:p text:style-name="Text_20_body"/>
      <text:p text:style-name="P3">4) Utilizando as funções para verificar se um número é quadrado perfeito, trinagular, retangular:</text:p>
      <text:p text:style-name="P3">a) Indicar no intervalo de 1 a 100 quais números atendem a cada uma dessas características, da seguinte forma</text:p>
      <text:p text:style-name="P3"><text:tab/>Quadrado<text:tab/>Triangular<text:tab/>Retangular</text:p>
      <text:p text:style-name="P3">1</text:p>
      <text:p text:style-name="P3">2</text:p>
      <text:p text:style-name="P3">3<text:tab/></text:p>
      <text:p text:style-name="P3">4<text:tab/>X<text:tab/><text:tab/> <text:s text:c="2"/>X<text:tab/><text:tab/> <text:s text:c="3"/></text:p>
      <text:p text:style-name="P3">5</text:p>
      <text:p text:style-name="P3">6<text:tab/><text:tab/><text:tab/><text:tab/><text:tab/> <text:s text:c="3"/>X</text:p>
      <text:p text:style-name="P3">…</text:p>
      <text:p text:style-name="P3">100<text:tab/>X</text:p>
      <text:p text:style-name="P3"/>
      <text:p text:style-name="P3"><text:soft-page-break/>5) Utilizando a função fatorial.</text:p>
      <text:p text:style-name="P3">a) Calcule o número de arranjos possíveis de n elementos p a p. A fórmula para arranjo é a seguinte:</text:p>
      <text:p text:style-name="P3"><draw:frame draw:style-name="fr1" draw:name="figura1" text:anchor-type="paragraph" svg:x="7.26cm" svg:y="0cm" svg:width="4.482cm" svg:height="1.625cm" draw:z-index="0"><draw:image xlink:href="Pictures/2000000700001182000006588F0927A8.svm" xlink:type="simple" xlink:show="embed" xlink:actuate="onLoad"/></draw:frame>Cite algumas utilidades dessa fórmula</text:p>
      <text:p text:style-name="P3">b) Calcule o número de combinações possíveis de n elementos p a p. A fórmula para combinação é a seguinte:</text:p>
      <text:p text:style-name="P3"><draw:frame draw:style-name="fr2" draw:name="figura2" text:anchor-type="paragraph" svg:width="4.623cm" svg:height="2.013cm" draw:z-index="1"><draw:image xlink:href="Pictures/200000070000120F000007DC53BEB4DC.svm" xlink:type="simple" xlink:show="embed" xlink:actuate="onLoad"/></draw:frame>Cite algumas utilidades dessa fórmula</text:p>
      <text:p text:style-name="P6"/>
      <text:p text:style-name="P5">6) Elaborar uma função que verifica se um número é palíndromo. Um número é palíndromo ou capicua quando ele não muda se lido da esquerda para a direita ou da direita para a esquerda. Por exemplo, 2112 possui essa característica. Elaborar uma função que verifique se um número, que contenha entre 2 e 4 dígitos, atende a essa característica. </text:p>
      <text:p text:style-name="P4">Utilizando essa função:</text:p>
      <text:p text:style-name="Text_20_body">a) Verificar se um número qualquer informado pelo usuário possui essa característica. </text:p>
      <text:p text:style-name="Text_20_body">b) Apresentar os números entre 10 e 9999 que possuem essa característica.</text:p>
      <text:p text:style-name="Text_20_body"/>
      <text:p text:style-name="Text_20_body">7) Elaborar uma função que desenha um retângulo na tela, utilizando o caractere *. </text:p>
      <text:p text:style-name="Text_20_body">Por exemplo:</text:p>
      <text:p text:style-name="Text_20_body">Informados: 5 e 3</text:p>
      <text:p text:style-name="Text_20_body">Desenhado:</text:p>
      <text:p text:style-name="Text_20_body">* * * * *</text:p>
      <text:p text:style-name="Text_20_body">* * * * *</text:p>
      <text:p text:style-name="Text_20_body">* * * * *</text:p>
      <text:p text:style-name="Text_20_body"/>
      <text:p text:style-name="Text_20_body">8 DESAFIO) Elaborar uma função que calcula a raiz de um número inteiro de qualquer índice. Essa função receberá como parâmetros o índice e o número e retorna a raiz. Por exemplo, informados como parâmetros 27 e 3, significa que deverá ser calculada a raiz cúbica de 27.</text:p>
      <text:p text:style-name="Text_20_body"/>
      <text:p text:style-name="P4">9 DESAFIO) <text:span text:style-name="T4"><text:s/>Elaborar uma função <text:tab/>que faz conversão de bases: de binário para decimal e de decimal para binár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NimbusRomNo9L-Regu" svg:font-family="NimbusRomNo9L-Reg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</meta:initial-creator>
    <meta:creation-date>2012-06-24T16:55:50.25</meta:creation-date>
    <dc:date>2012-07-20T20:46:13.39</dc:date>
    <dc:creator>Beatriz </dc:creator>
    <meta:editing-duration>PT04H33M30S</meta:editing-duration>
    <meta:editing-cycles>13</meta:editing-cycles>
    <meta:generator>BrOffice.org/3.2$Win32 OpenOffice.org_project/320m18$Build-9502</meta:generator>
    <meta:document-statistic meta:table-count="0" meta:image-count="2" meta:object-count="0" meta:page-count="2" meta:paragraph-count="40" meta:word-count="652" meta:character-count="3622"/>
  </office:meta>
</office:document-meta>
</file>